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278in" fo:margin-bottom="0.0835in" loext:contextual-spacing="false" fo:line-height="138%" style:writing-mode="lr-tb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07f084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07f08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07f084" style:text-blinking="false" fo:background-color="transparent" loext:char-shading-value="0" style:font-name-asian="Noto Serif CJK SC" style:font-size-asian="24pt" style:font-weight-asian="bold" style:font-name-complex="Lohit Devanagari" style:font-size-complex="24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d33265c5-7fff-74ea-5357-1fa107fc8b9b"/><text:span text:style-name="T2">The </text:span><text:span text:style-name="T4">Science</text:span><text:span text:style-name="T2"> Creed</text:span></text:h>
      <text:p text:style-name="P2">Until the secrets of heaven are revealed to us, for our own stability, we make a statement of faith</text:p>
      <text:p text:style-name="P2">Roughly:</text:p>
      <text:list xml:id="list713665139" text:style-name="L1">
        <text:list-item>
          <text:p text:style-name="P3">I believe in the four forces</text:p>
          <text:list>
            <text:list-item>
              <text:p text:style-name="P3">Electromagnetism</text:p>
            </text:list-item>
            <text:list-item>
              <text:p text:style-name="P3">Gravity</text:p>
            </text:list-item>
            <text:list-item>
              <text:p text:style-name="P3">Nuclear strong</text:p>
            </text:list-item>
            <text:list-item>
              <text:p text:style-name="P3">And weak force</text:p>
            </text:list-item>
          </text:list>
        </text:list-item>
        <text:list-item>
          <text:p text:style-name="P3">I believe in the elementary particles</text:p>
          <text:list>
            <text:list-item>
              <text:p text:style-name="P3">Quarks</text:p>
            </text:list-item>
            <text:list-item>
              <text:p text:style-name="P3">Leptons</text:p>
            </text:list-item>
            <text:list-item>
              <text:p text:style-name="P3">Bosons</text:p>
            </text:list-item>
            <text:list-item>
              <text:p text:style-name="P3">And their complements</text:p>
            </text:list-item>
          </text:list>
        </text:list-item>
        <text:list-item>
          <text:p text:style-name="P3">I believe the earth to be</text:p>
          <text:list>
            <text:list-item>
              <text:p text:style-name="P3">Aged 4.5 billion years</text:p>
            </text:list-item>
            <text:list-item>
              <text:p text:style-name="P3">Spherical</text:p>
            </text:list-item>
            <text:list-item>
              <text:p text:style-name="P3">And orbiting the sun</text:p>
            </text:list-item>
          </text:list>
        </text:list-item>
        <text:list-item>
          <text:p text:style-name="P3">I believe the big bang theory to be an accurate model of creation</text:p>
        </text:list-item>
        <text:list-item>
          <text:p text:style-name="P3">I believe evolution to be an accurate model of mankind’s origin</text:p>
        </text:list-item>
        <text:list-item>
          <text:p text:style-name="P3">I believe the nature of God has not been revealed to mankind, therefore</text:p>
        </text:list-item>
        <text:list-item>
          <text:p text:style-name="P3">The search continues</text:p>
        </text:list-item>
      </text:list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1T22:51:04.515652007</dc:date>
    <meta:editing-duration>PT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21" meta:character-count="611" meta:non-whitespace-character-count="529"/>
  </office:meta>
</office:document-meta>
</file>